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402cm" fo:min-width="7.12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1.274cm" fo:min-width="7.12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274cm" fo:min-width="6.358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.766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1.024cm"/>
    </style:style>
    <style:style style:name="gr8" style:family="graphic" style:parent-style-name="standard">
      <style:graphic-properties draw:textarea-horizontal-align="justify" draw:textarea-vertical-align="middle" draw:auto-grow-height="false" fo:min-height="9.402cm" fo:min-width="6.358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1.528cm" fo:min-width="2.802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1.02cm" fo:min-width="5.34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12.96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66cm" fo:min-width="2.802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13.974cm" fo:min-width="24.392cm"/>
    </style:style>
    <style:style style:name="gr16" style:family="graphic" style:parent-style-name="standard">
      <style:graphic-properties draw:fill-color="#ffff66" draw:textarea-horizontal-align="justify" draw:textarea-vertical-align="middle" draw:auto-grow-height="false" fo:min-height="1.274cm" fo:min-width="13.21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ffff66"/>
      <style:paragraph-properties fo:margin-top="0cm" fo:margin-bottom="0cm" fo:text-align="center"/>
    </style:style>
    <style:style style:name="P5" style:family="paragraph">
      <loext:graphic-properties draw:fill-color="#ffffff"/>
      <style:paragraph-properties fo:margin-top="0cm" fo:margin-bottom="0cm"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style:paragraph-properties fo:text-align="center"/>
      <style:text-properties fo:font-size="26pt"/>
    </style:style>
    <style:style style:name="P8" style:family="paragraph">
      <loext:graphic-properties draw:fill-color="#ffffff"/>
      <style:paragraph-properties fo:text-align="center"/>
      <style:text-properties fo:font-size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7.62cm" svg:height="9.652cm" svg:x="2.54cm" svg:y="8.382cm">
          <text:p text:style-name="P1">LetterWaypoin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2cm" svg:height="1.524cm" svg:x="2.54cm" svg:y="15.748cm">
          <text:p text:style-name="P2">struct letter_traversal_path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2.794cm" svg:y="11.938cm">
          <text:p text:style-name="P1">InitializeLookupTable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94cm" svg:height="1.016cm" svg:x="19.634cm" svg:y="2.286cm">
          <text:p text:style-name="P2">Struct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1.016cm" svg:x="19.634cm" svg:y="3.556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1.016cm" svg:x="16.256cm" svg:y="2.286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1.016cm" svg:x="16.256cm" svg:y="3.556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5" draw:id="id5" draw:layer="layout" svg:width="6.858cm" svg:height="9.652cm" svg:x="11.43cm" svg:y="8.382cm">
          <text:p text:style-name="P1">Skywriting Vector</text:p>
          <text:p text:style-name="P1">Operation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1.43cm" svg:y="10.922cm">
          <text:p text:style-name="P1">stringToMissionVec()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6.858cm" svg:height="9.652cm" svg:x="19.558cm" svg:y="8.382cm">
          <text:p text:style-name="P1">Skywriting Mission</text:p>
          <text:p text:style-name="P1">Execu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9.558cm" svg:y="10.922cm">
          <text:p text:style-name="P1">executeMission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9.558cm" svg:y="12.7cm">
          <text:p text:style-name="P1">pauseMission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9.558cm" svg:y="14.478cm">
          <text:p text:style-name="P1">exitMission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1.43cm" svg:y="12.7cm">
          <text:p text:style-name="P1">scaleMissionVec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11.43cm" svg:y="14.478cm">
          <text:p text:style-name="P1">rotateMissionVec()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.858cm" svg:height="1.524cm" svg:x="11.43cm" svg:y="16.256cm">
          <text:p text:style-name="P1">translateMissionVec(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8cm" svg:height="1.524cm" svg:x="2.794cm" svg:y="13.716cm">
          <text:p text:style-name="P1">operator[]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02cm" svg:height="1.778cm" svg:x="22.898cm" svg:y="2.286cm">
          <text:p text:style-name="P2">Variable/</text:p>
          <text:p text:style-name="P2">Instatiation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842cm" svg:height="1.27cm" svg:x="3.302cm" svg:y="10.414cm">
          <text:p text:style-name="P2">stringLookupTabl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842cm" svg:height="1.27cm" svg:x="19.812cm" svg:y="16.256cm">
          <text:p text:style-name="P2">mission_path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3.462cm" svg:height="4.064cm" svg:x="1.016cm" svg:y="1.27cm">
          <text:p text:style-name="P7">MAVSDK Offboard Skywriting</text:p>
          <text:p text:style-name="P7">Program Organization</text:p>
          <text:p text:style-name="P7"><text:span text:style-name="T1">Rev. 1: Gordon Keller 12/21/19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draw:line-skew="0.515cm" svg:x1="6.35cm" svg:y1="18.034cm" svg:x2="14.859cm" svg:y2="17.78cm" draw:start-shape="id1" draw:start-glue-point="2" draw:end-shape="id2" draw:end-glue-point="2" svg:d="M6350 18034v1016h8509v-1270" svg:viewBox="0 0 8510 1271">
          <text:p/>
        </draw:connector>
        <draw:connector draw:style-name="gr12" draw:text-style-name="P9" draw:layer="layout" draw:line-skew="1.023cm" svg:x1="6.35cm" svg:y1="18.034cm" svg:x2="22.987cm" svg:y2="18.034cm" draw:start-shape="id1" draw:start-glue-point="2" draw:end-shape="id3" svg:d="M6350 18034v1524h16637v-1524" svg:viewBox="0 0 16638 1525">
          <text:p/>
        </draw:connector>
        <draw:custom-shape draw:style-name="gr13" draw:text-style-name="P5" xml:id="id4" draw:id="id4" draw:layer="layout" svg:width="3.302cm" svg:height="1.016cm" svg:x="12.954cm" svg:y="5.842cm">
          <text:p text:style-name="P1">main.c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type="line" svg:x1="6.35cm" svg:y1="8.382cm" svg:x2="14.605cm" svg:y2="6.858cm" draw:start-shape="id1" draw:start-glue-point="0" draw:end-shape="id4" draw:end-glue-point="2" svg:d="M6350 8382l8255-1524" svg:viewBox="0 0 8256 1525">
          <text:p/>
        </draw:connector>
        <draw:connector draw:style-name="gr12" draw:text-style-name="P9" draw:layer="layout" draw:type="line" svg:x1="14.859cm" svg:y1="8.382cm" svg:x2="14.605cm" svg:y2="6.858cm" draw:start-shape="id5" draw:start-glue-point="0" draw:end-shape="id4" draw:end-glue-point="2" svg:d="M14859 8382l-254-1524" svg:viewBox="0 0 255 1525">
          <text:p/>
        </draw:connector>
        <draw:connector draw:style-name="gr12" draw:text-style-name="P9" draw:layer="layout" draw:type="line" svg:x1="22.987cm" svg:y1="8.382cm" svg:x2="14.605cm" svg:y2="6.858cm" draw:start-shape="id3" draw:start-glue-point="0" draw:end-shape="id4" draw:end-glue-point="2" svg:d="M22987 8382l-8382-1524" svg:viewBox="0 0 8383 1525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1" draw:layer="layout" svg:width="24.892cm" svg:height="14.224cm" svg:x="0.254cm" svg:y="3.81cm">
          <text:p text:style-name="P1">Letter Waypoint Lookup Table</text:p>
          <text:p text:style-name="P1"/>
          <text:p text:style-name="P1">Public <text:s text:c="25"/><text:s text:c="35"/><text:s text:c="35"/><text:s text:c="14"/>Privat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3.716cm" svg:height="1.524cm" svg:x="0.254cm" svg:y="8.636cm">
          <text:p text:style-name="P1">bool InitializeLookupTable()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3.716cm" svg:height="1.524cm" svg:x="0.254cm" svg:y="10.414cm">
          <text:p text:style-name="P1">struct lookup_vals operator[char]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842cm" svg:height="1.27cm" svg:x="0.508cm" svg:y="6.858cm">
          <text:p text:style-name="P2">stringLookupTab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1:42:55.118468702</meta:creation-date>
    <dc:date>2019-12-21T12:41:38.257792826</dc:date>
    <meta:editing-duration>PT6M18S</meta:editing-duration>
    <meta:editing-cycles>1</meta:editing-cycles>
    <meta:document-statistic meta:object-count="56"/>
    <meta:generator>LibreOffice/5.1.6.2$Linux_X86_64 LibreOffice_project/10m0$Build-2</meta:generator>
  </office:meta>
</office:document-meta>
</file>